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2.4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 (ов) A</text:p>
          </table:table-cell>
          <table:table-cell table:number-columns-repeated="16381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1;2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6;7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5" table:style-name="ce3">
            <text:p>5</text:p>
          </table:table-cell>
          <table:table-cell office:value-type="string" table:style-name="ce5">
            <text:p>11;12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table:number-columns-repeated="16381" table:style-name="ce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PC</dc:creator>
    <meta:creation-date>2022-07-26T06:42:39Z</meta:creation-date>
    <dc:date>2025-10-24T06:25:59Z</dc:date>
  </office:meta>
</office:document-meta>
</file>